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12.104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069a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69a2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TABELA DESNORMALIZADA</text:p>
          </table:table-cell>
          <table:covered-table-cell table:number-columns-repeated="3"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style-name="ce3" office:value-type="string" calcext:value-type="string">
            <text:p>valor_entrad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ção</text:p>
          </table:table-cell>
          <table:table-cell table:style-name="ce15" office:value-type="float" office:value="27.9" calcext:value-type="float">
            <text:p>27,9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iográfico</text:p>
          </table:table-cell>
          <table:table-cell table:style-name="ce16" office:value-type="float" office:value="30.7" calcext:value-type="float">
            <text:p>30,7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iográfico</text:p>
          </table:table-cell>
          <table:table-cell table:style-name="ce17" office:value-type="float" office:value="26.25" calcext:value-type="float">
            <text:p>26,2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média</text:p>
          </table:table-cell>
          <table:table-cell table:style-name="ce16" office:value-type="float" office:value="17.8" calcext:value-type="float">
            <text:p>17,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rama</text:p>
          </table:table-cell>
          <table:table-cell table:style-name="ce17" office:value-type="float" office:value="21.5" calcext:value-type="float">
            <text:p>21,5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rama</text:p>
          </table:table-cell>
          <table:table-cell table:style-name="ce16" office:value-type="float" office:value="18" calcext:value-type="float">
            <text:p>18,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Comédia Romântica</text:p>
          </table:table-cell>
          <table:table-cell table:style-name="ce18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3" table:number-rows-spanned="1">
            <text:p>FILME</text:p>
          </table:table-cell>
          <table:covered-table-cell table:number-columns-repeated="2" table:style-name="ce8"/>
          <table:table-cell table:number-columns-repeated="1016"/>
        </table:table-row>
        <table:table-row table:style-name="ro3">
          <table:table-cell table:number-columns-repeated="5"/>
          <table:table-cell table:style-name="ce9" office:value-type="string" calcext:value-type="string">
            <text:p>filme_id</text:p>
          </table:table-cell>
          <table:table-cell table:style-name="ce9" office:value-type="string" calcext:value-type="string">
            <text:p>genero_id</text:p>
          </table:table-cell>
          <table:table-cell table:style-name="ce9" office:value-type="string" calcext:value-type="string">
            <text:p>valor_entrada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7.9" calcext:value-type="float">
            <text:p>27,9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30.7" calcext:value-type="float">
            <text:p>30,7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float" office:value="26.25" calcext:value-type="float">
            <text:p>26,25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17.8" calcext:value-type="float">
            <text:p>17,8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21.5" calcext:value-type="float">
            <text:p>21,5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float" office:value="15.75" calcext:value-type="float">
            <text:p>15,7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2" table:number-rows-spanned="1">
            <text:p>TABELA GENERO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5"/>
          <table:table-cell table:style-name="ce9" office:value-type="string" calcext:value-type="string">
            <text:p>genero_id</text:p>
          </table:table-cell>
          <table:table-cell table:style-name="ce9" office:value-type="string" calcext:value-type="string">
            <text:p>genero_nom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çã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iográfic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iográfic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médi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ram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ram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Comédia Romântica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1-25T20:04:00.572833474</dc:date>
    <meta:generator>LibreOffice/7.3.7.2$Linux_X86_64 LibreOffice_project/30$Build-2</meta:generator>
    <meta:editing-duration>PT3M33S</meta:editing-duration>
    <meta:document-statistic meta:table-count="1" meta:cell-count="75" meta:object-count="0"/>
  </office:meta>
</office:document-meta>
</file>